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Anglais">
      <style:text-properties fo:language="en" fo:country="GB" officeooo:paragraph-rsid="000ffd3c"/>
    </style:style>
    <style:style style:name="P2" style:family="paragraph" style:parent-style-name="Footer_20_left">
      <style:text-properties fo:language="en" fo:country="GB"/>
    </style:style>
    <style:style style:name="P3" style:family="paragraph" style:parent-style-name="Footer_20_right">
      <style:text-properties fo:language="en" fo:country="GB"/>
    </style:style>
    <style:style style:name="P4" style:family="paragraph" style:parent-style-name="Header">
      <style:text-properties fo:language="en" fo:country="GB"/>
    </style:style>
    <style:style style:name="P5" style:family="paragraph" style:parent-style-name="Lieux">
      <style:text-properties fo:language="en" fo:country="GB" officeooo:paragraph-rsid="000ffd3c"/>
    </style:style>
    <style:style style:name="P6" style:family="paragraph" style:parent-style-name="Titre_20_Chapitre" style:master-page-name="Right_20_Page">
      <style:paragraph-properties style:page-number="1"/>
      <style:text-properties fo:language="en" fo:country="GB" officeooo:paragraph-rsid="000ffd3c"/>
    </style:style>
    <style:style style:name="T1" style:family="text">
      <style:text-properties officeooo:rsid="009af90f"/>
    </style:style>
    <style:style style:name="T2" style:family="text">
      <style:text-properties officeooo:rsid="00241a79"/>
    </style:style>
    <style:style style:name="T3" style:family="text">
      <style:text-properties officeooo:rsid="00120d9c"/>
    </style:style>
    <style:style style:name="T4" style:family="text">
      <style:text-properties officeooo:rsid="00037086"/>
    </style:style>
    <style:style style:name="T5" style:family="text">
      <style:text-properties officeooo:rsid="0008d849"/>
    </style:style>
    <style:style style:name="T6" style:family="text">
      <style:text-properties officeooo:rsid="000e7276"/>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0e8fc3"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text:span text:style-name="T2">Chapter 1: </text:span>The Last Time</text:h>
      <text:h text:style-name="P5" text:outline-level="3"><text:bookmark-start text:name="__RefHeading___Toc38_3026259937"/>Godric Hollow<text:span text:style-name="T3">—</text:span>October 1981<text:bookmark-end text:name="__RefHeading___Toc38_3026259937"/></text:h>
      <text:p text:style-name="P1">The emerald green eyes of the young boy were fixated on the body on the floor. Around him, the dust was slowly settling after the walls <text:span text:style-name="T4">partially collapsed. Wooden shards went everywhere when the furniture had exploded. Everywhere except on the child’s bed and the woman on the floor.</text:span></text:p>
      <text:p text:style-name="P1">Despite the late time and the ruins, strange glowing energy bubbles floated in the room, lighting the lying woman’s ginger hair. <text:span text:style-name="T5">Her pale face torn by fear contrasted with the fire of her hair.</text:span></text:p>
      <text:p text:style-name="P1">“Ma…”</text:p>
      <text:p text:style-name="P1">The child’ babbling echoed in the funereal silence. He reached out for the bars with his chubby little hands and hung onto them, eyes still fixed on the lifeless body of his mother.</text:p>
      <text:p text:style-name="P1">“<text:span text:style-name="T6">Ma!”</text:span></text:p>
      <text:p text:style-name="P1">He called her once again, straightening up after a fashion, and then another time, and another, his voice sounding increasingly distressed…</text:p>
      <text:p text:style-name="P1">“Mama…”</text:p>
      <text:p text:style-name="P1">The weak voice of the boy ended in little tremolos as tears appeared in his eyes. He rubbed his nose, sniffing and implored his mother once more, before his little child’s mind understood. She was too fast asleep to hear him, and she never would ever again. As what happened to his <text:span text:style-name="T7">granma</text:span><text:span text:style-name="T8">, she was gone elsewhere.</text:span></text:p>
      <text:p text:style-name="P1">Sitting alone in his crib, he cried silently, the emerald green eyes never looking off the fire—which now seemed extinguished—of her hair.</text:p>
      <text:p text:style-name="P1"><text:span text:style-name="T8">Slowly, the energy sparks vanished, plunging the room into a frightening</text:span><text:span text:style-name="T9">—but appropriate—</text:span><text:span text:style-name="T8">darkness. Death </text:span><text:span text:style-name="T9">had gone for a family.</text:span></text:p>
      <text:p text:style-name="P1">The child did not utter a sound that night, only cried in silence. Never made a noise, even when a roar resounded in the street and a dark-haired man cried out his pain before leaving again, seeking vengeance… Not even when a giant knocked the door down, followed by an old white man… He felt being lifted up, and closed his eyes, exhausted by his tears.</text:p>
      <text:p text:style-name="P1">That was the last time Harry James <text:span text:style-name="T1">P</text:span>otter crie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Vlad_20_Kemenov" style:display-name="Vlad Kemenov" style:family="paragraph" style:parent-style-name="Text_20_body" style:master-page-name="">
      <loext:graphic-properties draw:fill="none" draw:fill-color="#729fcf"/>
      <style:paragraph-properties style:page-number="auto" fo:background-color="transparent" style:writing-mode="page">
        <style:tab-stops/>
      </style:paragraph-properties>
      <style:text-properties style:font-name="Liberation Serif" fo:font-family="'Liberation Serif'" style:font-family-generic="roman" style:font-pitch="variable" fo:font-weight="normal" style:font-weight-asian="normal" style:font-weight-complex="normal"/>
    </style:style>
    <style:style style:name="Anglais" style:family="paragraph" style:parent-style-name="Vlad_20_Kemenov" style:master-page-name="">
      <loext:graphic-properties draw:fill="none" draw:fill-color="#729fcf"/>
      <style:paragraph-properties fo:margin-top="0cm" fo:margin-bottom="0.247cm" loext:contextual-spacing="false" fo:line-height="120%" fo:text-align="start" style:justify-single-word="false" style:page-number="auto" fo:background-color="transparent" style:shadow="none" style:writing-mode="page">
        <style:tab-stops/>
      </style:paragraph-properties>
      <style:text-properties style:font-name="Liberation Serif" fo:font-family="'Liberation Serif'" style:font-family-generic="roman" style:font-pitch="variable" fo:font-style="normal" fo:font-weight="normal" officeooo:rsid="024b77a2" style:font-size-asian="10.5pt" style:font-style-asian="normal" style:font-weight-asian="normal" style:font-style-complex="normal" style:font-weight-complex="norm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re_20_Chapitre" style:display-name="Titre Chapitre" style:family="paragraph" style:parent-style-name="Heading_20_1" style:next-style-name="Lieux" style:default-outline-level="1" style:list-style-name="">
      <style:paragraph-properties style:writing-mode="page"/>
      <style:text-properties style:font-size-asian="10.5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eux" style:family="paragraph" style:parent-style-name="Heading_20_3" style:next-style-name="Anglais" style:default-outline-level="3" style:list-style-name="">
      <style:paragraph-properties style:writing-mode="pag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fo:text-align="end" style:justify-single-word="false" style:shadow="none" text:number-lines="false" text:line-number="0" style:writing-mode="page">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GB"/>
    </style:style>
    <style:style style:name="MP2" style:family="paragraph" style:parent-style-name="Footer_20_right">
      <style:text-properties fo:language="en" fo:country="GB"/>
    </style:style>
    <style:style style:name="MP3" style:family="paragraph" style:parent-style-name="Footer_20_left">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Right_20_Page" style:display-name="Right Page" style:page-layout-name="Mpm2" style:next-style-name="Left_20_Page">
      <style:header>
        <text:p text:style-name="MP1"><text:chapter text:display="number-and-name" text:outline-level="1">Chapter 1: The Last Time</text:chapter></text:p>
        <text:p text:style-name="MP1"/>
      </style:header>
      <style:footer>
        <text:p text:style-name="MP2"><text:page-number text:select-page="current">1</text:page-number></text:p>
      </style:footer>
      <style:footer-left>
        <text:p text:style-name="MP2"><text:page-number text:select-page="current">0</text:page-number>/<text:page-count>1</text:page-count></text:p>
      </style:footer-left>
    </style:master-page>
    <style:master-page style:name="Left_20_Page" style:display-name="Left Page" style:page-layout-name="Mpm3" style:next-style-name="Right_20_Page">
      <style:header>
        <text:p text:style-name="MP1"><text:title/></text:p>
      </style:header>
      <style:footer>
        <text:p text:style-name="MP3"><text:page-number text:select-page="current">2</text:page-number></text:p>
        <text:p text:style-name="MP3"/>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23T21:09:09.633083343</meta:creation-date>
    <meta:generator>LibreOffice/6.4.4.2$Linux_X86_64 LibreOffice_project/40$Build-2</meta:generator>
    <dc:date>2020-07-23T21:10:33.205219193</dc:date>
    <meta:editing-duration>PT1M26S</meta:editing-duration>
    <meta:editing-cycles>1</meta:editing-cycles>
    <meta:document-statistic meta:table-count="0" meta:image-count="0" meta:object-count="0" meta:page-count="1" meta:paragraph-count="19" meta:word-count="333" meta:character-count="1873" meta:non-whitespace-character-count="1563"/>
  </office:meta>
</office:document-meta>
</file>